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formatvorlage" style:master-page-name="dolgozat-focim">
      <style:paragraph-properties fo:margin-left="0in" fo:margin-right="0in" fo:line-height="100%" fo:text-align="center" style:justify-single-word="false" fo:text-indent="0in" style:auto-text-indent="false" style:page-number="1" fo:break-before="page"/>
      <style:text-properties style:font-name="Times New Roman" fo:font-size="13pt" fo:language="hu" fo:country="HU" fo:font-weight="bold" officeooo:paragraph-rsid="000b1bab" style:font-size-asian="11.3500003814697pt" style:font-weight-asian="bold" style:font-size-complex="13pt" style:font-weight-complex="bold"/>
    </style:style>
    <style:style style:name="P2" style:family="paragraph" style:parent-style-name="Textformatvorlage">
      <style:paragraph-properties fo:margin-left="0in" fo:margin-right="0in" fo:line-height="100%" fo:text-align="center" style:justify-single-word="false" fo:text-indent="0in" style:auto-text-indent="false"/>
      <style:text-properties style:font-name="Times New Roman" fo:font-size="13pt" fo:language="hu" fo:country="HU" fo:font-weight="bold" officeooo:rsid="000b1bab" officeooo:paragraph-rsid="000b1bab" style:font-size-asian="11.3500003814697pt" style:font-weight-asian="bold" style:font-size-complex="13pt" style:font-weight-complex="bold"/>
    </style:style>
    <style:style style:name="P3" style:family="paragraph" style:parent-style-name="Textformatvorlage">
      <style:paragraph-properties fo:margin-left="0in" fo:margin-right="0in" fo:line-height="100%" fo:text-align="center" style:justify-single-word="false" fo:text-indent="0in" style:auto-text-indent="false"/>
      <style:text-properties style:font-name="Times New Roman" fo:font-size="13pt" fo:language="hu" fo:country="HU" fo:font-weight="bold" officeooo:paragraph-rsid="000b1bab" style:font-size-asian="11.3500003814697pt" style:font-weight-asian="bold" style:font-size-complex="13pt" style:font-weight-complex="bold"/>
    </style:style>
    <style:style style:name="P4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" fo:font-size="13pt" fo:language="hu" fo:country="HU" fo:font-weight="normal" officeooo:paragraph-rsid="000b1bab" style:font-size-asian="11.3500003814697pt" style:font-weight-asian="normal" style:font-size-complex="13pt" style:font-weight-complex="normal"/>
    </style:style>
    <style:style style:name="P5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" fo:font-size="13pt" fo:language="hu" fo:country="HU" fo:font-weight="normal" officeooo:rsid="000b1bab" officeooo:paragraph-rsid="000b1bab" style:font-size-asian="11.3500003814697pt" style:font-weight-asian="normal" style:font-size-complex="13pt" style:font-weight-complex="normal"/>
    </style:style>
    <style:style style:name="P6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" fo:font-size="18pt" fo:language="hu" fo:country="HU" fo:font-weight="bold" officeooo:paragraph-rsid="000b1bab" style:font-size-asian="18pt" style:font-weight-asian="bold" style:font-size-complex="18pt" style:font-weight-complex="bold"/>
    </style:style>
    <style:style style:name="P7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" fo:font-size="24pt" fo:language="hu" fo:country="HU" fo:font-weight="bold" officeooo:rsid="000b1bab" officeooo:paragraph-rsid="000b1bab" style:font-size-asian="24pt" style:font-weight-asian="bold" style:font-size-complex="24pt" style:font-weight-complex="bold"/>
    </style:style>
    <style:style style:name="P8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" fo:font-size="12pt" fo:language="hu" fo:country="HU" fo:font-style="italic" fo:font-weight="normal" officeooo:paragraph-rsid="000b1bab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" fo:font-size="16pt" fo:language="hu" fo:country="HU" fo:font-weight="bold" officeooo:paragraph-rsid="000b1bab" style:font-size-asian="16pt" style:font-weight-asian="bold" style:font-size-complex="16pt" style:font-weight-complex="bold"/>
    </style:style>
    <style:style style:name="P10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" fo:language="hu" fo:country="HU" officeooo:paragraph-rsid="000b1bab"/>
    </style:style>
    <style:style style:name="P11" style:family="paragraph" style:parent-style-name="Textformatvorlage" style:master-page-name="dolgozat-koszonetnyilvanitas">
      <style:paragraph-properties fo:margin-left="0in" fo:margin-right="0in" fo:text-align="center" style:justify-single-word="false" fo:text-indent="0in" style:auto-text-indent="false" style:page-number="auto" fo:break-before="page"/>
      <style:text-properties style:font-name="Times New Roman" fo:language="hu" fo:country="HU" officeooo:paragraph-rsid="000b1bab"/>
    </style:style>
    <style:style style:name="P12" style:family="paragraph" style:parent-style-name="Textformatvorlage">
      <style:paragraph-properties fo:margin-left="0.5016in" fo:margin-right="0.5701in" fo:text-align="justify" style:justify-single-word="false" fo:text-indent="0in" style:auto-text-indent="false"/>
      <style:text-properties style:font-name="Times New Roman" fo:language="hu" fo:country="HU" officeooo:paragraph-rsid="000b1bab"/>
    </style:style>
    <style:style style:name="P13" style:family="paragraph" style:parent-style-name="Textformatvorlage">
      <style:paragraph-properties fo:margin-left="0.5016in" fo:margin-right="0.5701in" fo:line-height="150%" fo:text-align="justify" style:justify-single-word="false" fo:text-indent="0in" style:auto-text-indent="false"/>
      <style:text-properties style:font-name="Times New Roman" fo:language="hu" fo:country="HU" officeooo:paragraph-rsid="000b1bab"/>
    </style:style>
    <style:style style:name="P14" style:family="paragraph" style:parent-style-name="Textformatvorlage">
      <style:paragraph-properties fo:margin-left="0.3091in" fo:margin-right="0.5701in" fo:text-align="justify" style:justify-single-word="false" fo:text-indent="0in" style:auto-text-indent="false"/>
      <style:text-properties style:font-name="Times New Roman" fo:language="hu" fo:country="HU" officeooo:paragraph-rsid="000b1bab"/>
    </style:style>
    <style:style style:name="P15" style:family="paragraph" style:parent-style-name="Textformatvorlage">
      <style:paragraph-properties fo:margin-left="0.0339in" fo:margin-right="0.5701in" fo:text-align="justify" style:justify-single-word="false" fo:text-indent="0in" style:auto-text-indent="false"/>
      <style:text-properties style:font-name="Times New Roman" fo:language="hu" fo:country="HU" officeooo:paragraph-rsid="000b1bab"/>
    </style:style>
    <style:style style:name="P16" style:family="paragraph" style:parent-style-name="Textformatvorlage">
      <style:paragraph-properties fo:margin-left="0.0339in" fo:margin-right="0.5701in" fo:text-align="center" style:justify-single-word="false" fo:text-indent="0in" style:auto-text-indent="false"/>
      <style:text-properties style:font-name="Times New Roman" fo:language="hu" fo:country="HU" officeooo:paragraph-rsid="000b1bab"/>
    </style:style>
    <style:style style:name="P17" style:family="paragraph" style:parent-style-name="Textformatvorlage">
      <style:paragraph-properties fo:margin-left="0.0299in" fo:margin-right="0in" fo:text-align="center" style:justify-single-word="false" fo:text-indent="0in" style:auto-text-indent="false"/>
      <style:text-properties style:font-name="Times New Roman" fo:language="hu" fo:country="HU" officeooo:paragraph-rsid="000b1bab"/>
    </style:style>
    <style:style style:name="P18" style:family="paragraph" style:parent-style-name="Standard">
      <style:paragraph-properties fo:margin-left="0in" fo:margin-right="0.0598in" fo:line-height="150%" fo:text-align="start" style:justify-single-word="false" fo:text-indent="0in" style:auto-text-indent="false" fo:break-before="page"/>
      <style:text-properties fo:font-size="14pt" fo:language="hu" fo:country="HU" fo:font-weight="bold" officeooo:rsid="0014e30f" officeooo:paragraph-rsid="000e4a46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Times New Roman" fo:language="hu" fo:country="HU"/>
    </style:style>
    <style:style style:name="P20" style:family="paragraph" style:parent-style-name="Standard">
      <style:text-properties style:font-name="Times New Roman" fo:language="hu" fo:country="HU" officeooo:rsid="0008ed5f" officeooo:paragraph-rsid="0008ed5f"/>
    </style:style>
    <style:style style:name="P21" style:family="paragraph" style:parent-style-name="Standard">
      <style:text-properties style:font-name="Times New Roman" fo:language="hu" fo:country="HU" officeooo:rsid="0007ffa1" officeooo:paragraph-rsid="0007ffa1"/>
    </style:style>
    <style:style style:name="P22" style:family="paragraph" style:parent-style-name="Standard">
      <style:text-properties style:font-name="Times New Roman" fo:language="hu" fo:country="HU" officeooo:rsid="000a9375" officeooo:paragraph-rsid="0008ed5f"/>
    </style:style>
    <style:style style:name="P23" style:family="paragraph" style:parent-style-name="Standard">
      <style:text-properties style:font-name="Times New Roman" fo:language="hu" fo:country="HU" officeooo:rsid="000a9375" officeooo:paragraph-rsid="000a9375"/>
    </style:style>
    <style:style style:name="P24" style:family="paragraph" style:parent-style-name="Standard">
      <style:text-properties style:font-name="Times New Roman" fo:language="hu" fo:country="HU" officeooo:rsid="000b960a" officeooo:paragraph-rsid="000b960a"/>
    </style:style>
    <style:style style:name="P25" style:family="paragraph" style:parent-style-name="Standard">
      <style:paragraph-properties fo:text-align="end" style:justify-single-word="false"/>
      <style:text-properties style:font-name="Times New Roman" fo:language="hu" fo:country="HU" officeooo:rsid="000b960a" officeooo:paragraph-rsid="000b960a"/>
    </style:style>
    <style:style style:name="P26" style:family="paragraph" style:parent-style-name="Standard">
      <style:text-properties style:font-name="Times New Roman" fo:language="hu" fo:country="HU" fo:font-style="italic" officeooo:rsid="000b960a" officeooo:paragraph-rsid="000b960a" style:font-style-asian="italic" style:font-style-complex="italic"/>
    </style:style>
    <style:style style:name="P27" style:family="paragraph" style:parent-style-name="Standard">
      <style:paragraph-properties fo:break-before="page"/>
      <style:text-properties style:font-name="Times New Roman" fo:language="hu" fo:country="HU" officeooo:rsid="000b960a" officeooo:paragraph-rsid="000b960a"/>
    </style:style>
    <style:style style:name="P28" style:family="paragraph" style:parent-style-name="Contents_20_Heading">
      <style:paragraph-properties fo:break-before="page"/>
      <style:text-properties style:font-name="Times New Roman" fo:language="hu" fo:country="HU" officeooo:paragraph-rsid="000b1bab"/>
    </style:style>
    <style:style style:name="P29" style:family="paragraph" style:parent-style-name="dolgozat-Fejezetcim-1">
      <style:text-properties fo:font-size="14pt" fo:language="hu" fo:country="HU" officeooo:rsid="0014e30f" style:font-size-asian="14pt" style:font-size-complex="14pt"/>
    </style:style>
    <style:style style:name="P30" style:family="paragraph" style:parent-style-name="Footer">
      <style:paragraph-properties fo:text-align="center" style:justify-single-word="false"/>
      <style:text-properties fo:color="#4c4c4c" fo:language="hu" fo:country="HU" fo:font-style="italic" style:font-style-asian="italic" style:font-style-complex="italic"/>
    </style:style>
    <style:style style:name="P31" style:family="paragraph" style:parent-style-name="Footer">
      <style:text-properties fo:language="hu" fo:country="HU"/>
    </style:style>
    <style:style style:name="P32" style:family="paragraph" style:parent-style-name="dolgozat-Bekezdes">
      <style:text-properties fo:language="hu" fo:country="HU" officeooo:rsid="0024ff7e" officeooo:paragraph-rsid="0024ff7e"/>
    </style:style>
    <style:style style:name="P33" style:family="paragraph" style:parent-style-name="dolgozat-Bekezdes" style:list-style-name="">
      <style:text-properties fo:language="hu" fo:country="HU"/>
    </style:style>
    <style:style style:name="P34" style:family="paragraph" style:parent-style-name="dolgozat-Bekezdes" style:list-style-name="">
      <style:text-properties fo:language="hu" fo:country="HU" officeooo:rsid="002789d2" officeooo:paragraph-rsid="002789d2"/>
    </style:style>
    <style:style style:name="T1" style:family="text">
      <style:text-properties officeooo:rsid="000e4a46"/>
    </style:style>
    <style:style style:name="T2" style:family="text">
      <style:text-properties officeooo:rsid="000b1bab"/>
    </style:style>
    <style:style style:name="T3" style:family="text">
      <style:text-properties officeooo:rsid="0021ec9d"/>
    </style:style>
    <style:style style:name="T4" style:family="text">
      <style:text-properties officeooo:rsid="0025ce2a"/>
    </style:style>
    <style:style style:name="T5" style:family="text">
      <style:text-properties officeooo:rsid="002789d2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5150*" fo:start-indent="0in" fo:end-indent="0.1138in"/>
          <style:column style:rel-width="4822*" fo:start-indent="0.1138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2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<text:span text:style-name="T2">udapesti </text:span>M<text:span text:style-name="T2">űszaki és Gazdaságtudományi </text:span>E<text:span text:style-name="T2">gyetem</text:span></text:p>
      <text:p text:style-name="P2">Építészmérnöki Kar</text:p>
      <text:p text:style-name="P3"><text:span text:style-name="T2">Épületenergetikai és Épületgépészeti</text:span> Tanszék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Dolgozat címe</text:p>
      <text:p text:style-name="P4"/>
      <text:p text:style-name="P4"/>
      <text:p text:style-name="P4"/>
      <text:p text:style-name="P4"/>
      <text:p text:style-name="P4"/>
      <text:p text:style-name="P4"/>
      <text:p text:style-name="P4">201<text:span text:style-name="T2">4</text:span>. <text:span text:style-name="T2">június</text:span> ?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section text:style-name="Sect1" text:name="Section2">
        <text:p text:style-name="P8">Készítette</text:p>
        <text:p text:style-name="P4">Földvárszky Attila</text:p>
        <text:p text:style-name="P5">GA4WZ7</text:p>
        <text:p text:style-name="P8">Konzulens</text:p>
        <text:p text:style-name="P4"/>
        <text:p text:style-name="P4"/>
      </text:section>
      <text:p text:style-name="P11"/>
      <text:p text:style-name="P9">Köszönetnyílvánítás</text:p>
      <text:p text:style-name="P10"/>
      <text:p text:style-name="P10"/>
      <text:p text:style-name="P13">Ezúton köszönöm belső konzulensemnek -- értékes segítségét és javaslatait, mellyel lehetővé tették ennek a dolgozatnak az elkészülését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section text:style-name="Sect2" text:name="Section1">
        <text:p text:style-name="P14">Budapest, 201<text:span text:style-name="T2">4</text:span> <text:span text:style-name="T2">június</text:span> ?.</text:p>
        <text:p text:style-name="P15"/>
        <text:p text:style-name="P16">…...........................................</text:p>
        <text:p text:style-name="P17">Földvárszky Attila</text:p>
      </text:section>
      <text:p text:style-name="P28">Tartalomjegyzék</text:p>
      <text:p text:style-name="P20">Probléma</text:p>
      <text:p text:style-name="P20">-2D stacioner</text:p>
      <text:p text:style-name="P19"/>
      <text:p text:style-name="P21">Módszer</text:p>
      <text:p text:style-name="P21">Véges differencia</text:p>
      <text:p text:style-name="P21"/>
      <text:p text:style-name="P21">Matamatikai modell</text:p>
      <text:p text:style-name="P21"/>
      <text:p text:style-name="P20">Megvalósítás</text:p>
      <text:p text:style-name="P20"/>
      <text:p text:style-name="P20">Megvalósított modell korlátai</text:p>
      <text:p text:style-name="P22">-Csak merőleges sikkal határolt szerkezetek metszetei</text:p>
      <text:p text:style-name="P20"/>
      <text:p text:style-name="P21">Ellenőrzés</text:p>
      <text:p text:style-name="P21"/>
      <text:p text:style-name="P23">Fejlesztési irányok</text:p>
      <text:p text:style-name="P23">-Szabadon választott sikokkal határolt metszetek</text:p>
      <text:p text:style-name="P23">-Nem stacioner állapotok modellezése</text:p>
      <text:p text:style-name="P23">-3D</text:p>
      <text:p text:style-name="P23"/>
      <text:p text:style-name="P21"/>
      <text:p text:style-name="P27">Mottó:</text:p>
      <text:p text:style-name="P24"/>
      <text:p text:style-name="P26">“A világ sötét lesz üres és hideg”</text:p>
      <text:p text:style-name="P24"/>
      <text:p text:style-name="P25">(Dávid Gyula)</text:p>
      <text:p text:style-name="P18"/>
      <text:h text:style-name="P29" text:outline-level="1"><text:span text:style-name="T3">Bevezetés</text:span></text:h>
      <text:h text:style-name="P32" text:outline-level="1">Dolgozatom két fontos előfeltételnek kíván megfelelni. 1. Legyen új, 2. Adjon valami pluszt a szakmának. Tulajdonképpen <text:span text:style-name="T5">már </text:span>a téma keresése is e mentén <text:span text:style-name="T4">indult el kiegészítve egy harmadik, személyes feltétellel: 3. Legyen érdekes.</text:span></text:h>
      <text:h text:style-name="P34" text:outline-level="1">Az épületfizika tanulmányaim során találkoztam a hőtranszport fogalmával és épületszerkezetekben használt számítási módszerével. Az alapvető problémát az jelenti, hogy a használt képletek melyek leírják a hő útját a szerkezetekben, csak egydimenziós hőmozgás esetén adnak helyes eredményt. Ha azonban meg</text:h>
      <text:h text:style-name="P33" text:outline-level="1"/>
      <text:h text:style-name="P3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1598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olgozat-Fejezetcim-1" style:family="paragraph" style:parent-style-name="Standard" style:default-outline-level="1">
      <style:paragraph-properties fo:margin-top="0in" fo:margin-bottom="0.1799in" style:contextual-spacing="false" fo:text-align="start" style:justify-single-word="false" text:number-lines="false" text:line-number="0"/>
      <style:text-properties style:font-name="Times New Roman1" fo:font-family="'Times New Roman'" style:font-style-name="Bold" style:font-family-generic="roman" style:font-pitch="variable" fo:font-size="14pt" fo:font-weight="bold" officeooo:rsid="000e4a46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61in" style:type="right" style:leader-style="dotted" style:leader-text="."/>
        </style:tab-stops>
      </style:paragraph-properties>
    </style:style>
    <style:style style:name="dolgozat-Fejezetcim-2" style:family="paragraph" style:parent-style-name="dolgozat-Fejezetcim-1" style:default-outline-level="2">
      <style:text-properties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olgozat-Fejezetcim-3" style:family="paragraph" style:parent-style-name="dolgozat-Fejezetcim-2" style:default-outline-level="3"/>
    <style:style style:name="dolgozat-Fejezetcim-4" style:family="paragraph" style:parent-style-name="dolgozat-Fejezetcim-3" style:default-outline-level="4"/>
    <style:style style:name="dolgozat-Fejezetcim-5" style:family="paragraph" style:parent-style-name="dolgozat-Fejezetcim-4" style:default-outline-level="5"/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dolgozat-Bekezdes" style:family="paragraph" style:parent-style-name="dolgozat-Fejezetcim-1" style:default-outline-level="" style:list-style-name="" style:master-page-name="">
      <style:paragraph-properties fo:margin-left="0in" fo:margin-right="0in" fo:margin-top="0in" fo:margin-bottom="0in" style:contextual-spacing="false" fo:line-height="150%" fo:text-align="justify" style:justify-single-word="false" fo:keep-together="always" fo:text-indent="0.1402in" style:auto-text-indent="false" style:page-number="auto"/>
      <style:text-properties style:font-name="Times New Roman1" fo:font-family="'Times New Roman'" style:font-style-name="Bold" style:font-family-generic="roman" style:font-pitch="variable" fo:font-size="12pt" fo:font-weight="normal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Page_20_Number" style:display-name="Page Number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4c4c4c" fo:language="hu" fo:country="HU" fo:font-style="italic" style:font-style-asian="italic" style:font-style-complex="italic"/>
    </style:style>
    <style:style style:name="MP2" style:family="paragraph" style:parent-style-name="Footer">
      <style:text-properties fo:language="hu" fo:country="HU"/>
    </style:style>
    <style:style style:name="MT1" style:family="text">
      <style:text-properties officeooo:rsid="000e4a46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. <text:span text:style-name="MT1">oldal</text:span></text:p>
      </style:footer>
      <style:footer-left style:display="false">
        <text:p text:style-name="MP1"><text:page-number text:select-page="current">6</text:page-number>. <text:span text:style-name="MT1">oldal</text:span></text:p>
      </style:footer-left>
    </style:master-page>
    <style:master-page style:name="Index" style:page-layout-name="Mpm2" style:next-style-name="First_20_Page">
      <style:footer>
        <text:p text:style-name="MP2"/>
      </style:footer>
    </style:master-page>
    <style:master-page style:name="First_20_Page" style:display-name="First Page" style:page-layout-name="Mpm2">
      <style:footer>
        <text:p text:style-name="MP2"/>
      </style:footer>
    </style:master-page>
    <style:master-page style:name="dolgozat-focim" style:page-layout-name="Mpm3" style:next-style-name="dolgozat-koszonetnyilvanitas"/>
    <style:master-page style:name="dolgozat-koszonetnyilvanitas" style:page-layout-name="Mpm3" style:next-style-name="dolgozat-tartalomjegyzek"/>
    <style:master-page style:name="dolgozat-tartalomjegyzek" style:page-layout-name="Mpm3" style:next-style-name="dolgozat-motto"/>
    <style:master-page style:name="dolgozat-motto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0:39:44.369107480</meta:creation-date>
    <dc:date>2013-12-24T17:40:53.413728218</dc:date>
    <meta:editing-duration>PT2H34M28S</meta:editing-duration>
    <meta:editing-cycles>26</meta:editing-cycles>
    <meta:generator>LibreOffice/4.1.3.2$Linux_x86 LibreOffice_project/410m0$Build-2</meta:generator>
    <meta:document-statistic meta:table-count="0" meta:image-count="0" meta:object-count="0" meta:page-count="5" meta:paragraph-count="36" meta:word-count="166" meta:character-count="1319" meta:non-whitespace-character-count="1190"/>
  </office:meta>
</office:document-meta>
</file>